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8D2CBD1D19D3019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35cm, 0cm, 0.81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762cm" svg:x="1cm" svg:y="10.271cm">
          <draw:image xlink:href="Pictures/1000020100000556000003008D2CBD1D19D301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9T17:54:03.495810882</dc:date>
    <meta:editing-duration>PT35S</meta:editing-duration>
    <meta:editing-cycles>1</meta:editing-cycles>
    <meta:document-statistic meta:object-count="1"/>
    <meta:generator>LibreOffice/5.3.6.1$Linux_X86_64 LibreOffice_project/30$Build-1</meta:generator>
  </office:meta>
</office:document-meta>
</file>